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2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4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dc2300"/>
    </style:style>
    <style:style style:name="T1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2cm" svg:height="2.5cm" svg:x="6.5cm" svg:y="-14.5cm">
          <text:p text:style-name="P1"><text:span text:style-name="T1">应用：</text:span>int ioctl(int fd, int cmd, ...)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0cm" svg:height="2.5cm" svg:x="-2.5cm" svg:y="-6.5cm">
          <text:p text:style-name="P1"><text:span text:style-name="T1">驱动：</text:span>int (*ioctl) (struct inode *node, struct file *filp, unsigned int cmd, unsigned long arg)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0.5cm" svg:height="2.5cm" svg:x="2cm" svg:y="-11cm">
          <text:p text:style-name="P2"><text:span text:style-name="T1">内核</text:span><text:span text:style-name="T1">: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5cm" svg:height="1.25cm" svg:x="7.5cm" svg:y="-12cm">
          <draw:text-box>
            <text:p>fd</text:p>
          </draw:text-box>
        </draw:frame>
        <draw:line draw:style-name="gr3" draw:text-style-name="P1" draw:layer="layout" svg:x1="12.5cm" svg:y1="-9cm" svg:x2="12.5cm" svg:y2="-5.5cm">
          <text:p/>
        </draw:line>
        <draw:line draw:style-name="gr3" draw:text-style-name="P1" draw:layer="layout" svg:x1="19cm" svg:y1="-7.5cm" svg:x2="19cm" svg:y2="-5.5cm">
          <text:p/>
        </draw:line>
        <draw:line draw:style-name="gr3" draw:text-style-name="P1" draw:layer="layout" svg:x1="24.5cm" svg:y1="-10cm" svg:x2="24.5cm" svg:y2="-5.5cm">
          <text:p/>
        </draw:line>
        <draw:frame draw:style-name="gr4" draw:layer="layout" svg:width="2.5cm" svg:height="1.25cm" svg:x="5.5cm" svg:y="-8cm">
          <draw:text-box>
            <text:p>inode</text:p>
          </draw:text-box>
        </draw:frame>
        <draw:frame draw:style-name="gr4" draw:layer="layout" svg:width="1.5cm" svg:height="1.25cm" svg:x="11.5cm" svg:y="-8cm">
          <draw:text-box>
            <text:p>file</text:p>
          </draw:text-box>
        </draw:frame>
        <draw:frame draw:style-name="gr4" draw:layer="layout" svg:width="2cm" svg:height="1.25cm" svg:x="14.5cm" svg:y="-10.25cm">
          <draw:text-box>
            <text:p>cmd</text:p>
          </draw:text-box>
        </draw:frame>
        <draw:frame draw:style-name="gr2" draw:layer="layout" svg:width="2cm" svg:height="1.25cm" svg:x="23.5cm" svg:y="-8.75cm">
          <draw:text-box>
            <text:p>arg</text:p>
          </draw:text-box>
        </draw:frame>
        <draw:line draw:style-name="gr5" draw:text-style-name="P1" draw:layer="layout" svg:x1="12.5cm" svg:y1="-13cm" svg:x2="12.5cm" svg:y2="-11.5cm">
          <text:p/>
        </draw:line>
        <draw:line draw:style-name="gr5" draw:text-style-name="P1" draw:layer="layout" svg:x1="12.5cm" svg:y1="-11.5cm" svg:x2="6.5cm" svg:y2="-11.5cm">
          <text:p/>
        </draw:line>
        <draw:line draw:style-name="gr5" draw:text-style-name="P1" draw:layer="layout" svg:x1="6.5cm" svg:y1="-11.5cm" svg:x2="6.5cm" svg:y2="-9.5cm">
          <text:p/>
        </draw:line>
        <draw:line draw:style-name="gr3" draw:text-style-name="P1" draw:layer="layout" svg:x1="6.5cm" svg:y1="-9.5cm" svg:x2="6.5cm" svg:y2="-5.5cm">
          <text:p/>
        </draw:line>
        <draw:line draw:style-name="gr5" draw:text-style-name="P1" draw:layer="layout" svg:x1="6.5cm" svg:y1="-9cm" svg:x2="12.5cm" svg:y2="-9cm">
          <text:p/>
        </draw:line>
        <draw:line draw:style-name="gr5" draw:text-style-name="P1" draw:layer="layout" svg:x1="15.5cm" svg:y1="-13cm" svg:x2="15.5cm" svg:y2="-7.5cm">
          <text:p/>
        </draw:line>
        <draw:line draw:style-name="gr5" draw:text-style-name="P1" draw:layer="layout" svg:x1="19cm" svg:y1="-7.5cm" svg:x2="15.5cm" svg:y2="-7.5cm">
          <text:p/>
        </draw:line>
        <draw:line draw:style-name="gr5" draw:text-style-name="P1" draw:layer="layout" svg:x1="17cm" svg:y1="-13cm" svg:x2="17cm" svg:y2="-10cm">
          <text:p/>
        </draw:line>
        <draw:line draw:style-name="gr5" draw:text-style-name="P1" draw:layer="layout" svg:x1="17cm" svg:y1="-10cm" svg:x2="24.5cm" svg:y2="-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ot </meta:initial-creator>
    <meta:creation-date>2010-12-22T11:55:19</meta:creation-date>
    <dc:date>2010-12-22T13:02:00</dc:date>
    <dc:creator>root </dc:creator>
    <meta:editing-duration>PT01H01M25S</meta:editing-duration>
    <meta:editing-cycles>4</meta:editing-cycles>
    <meta:generator>OpenOffice.org/3.2$Linux OpenOffice.org_project/320m12$Build-9483</meta:generator>
    <meta:document-statistic meta:object-count="20"/>
  </office:meta>
</office:document-meta>
</file>